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33cm" svg:height="8.512cm" svg:x="0.03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41:38.267673109</dc:date>
    <meta:editing-duration>PT3M11S</meta:editing-duration>
    <meta:editing-cycles>18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4cm" svg:height="8.513cm" xlink:href="." xlink:type="simple" chart:class="chart:scatter" chart:style-name="ch1">
        <chart:plot-area chart:style-name="ch2" chart:data-source-has-labels="both" svg:x="0.302cm" svg:y="0.17cm" svg:width="14.53cm" svg:height="8.173cm">
          <chartooo:coordinate-region svg:x="0.844cm" svg:y="0.369cm" svg:width="13.894cm" svg:height="7.7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562143943757162">
                <text:p>-0.562143943757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88371558587947">
                <text:p>0.188371558587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562143943757185">
                <text:p>-0.562143943757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562143943757188">
                <text:p>-0.562143943757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188371558587944">
                <text:p>0.188371558587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562143943757165">
                <text:p>-0.562143943757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27050983124863">
                <text:p>0.9270509831248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562143943757186">
                <text:p>-0.562143943757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88371558587944">
                <text:p>0.188371558587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562143943757167">
                <text:p>-0.562143943757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27050983124861">
                <text:p>0.927050983124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27050983124864">
                <text:p>0.927050983124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562143943757164">
                <text:p>-0.562143943757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1227196924605">
                <text:p>-1.91227196924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62892004013161">
                <text:p>2.62892004013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188371558587947">
                <text:p>0.1883715585879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2773378746952">
                <text:p>-1.27733787469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42705098312483">
                <text:p>-2.427050983124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562143943757189">
                <text:p>-0.5621439437571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19">
                <text:p>0.927050983124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18690588226421">
                <text:p>2.18690588226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90574948338591">
                <text:p>2.90574948338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7050983124865">
                <text:p>0.927050983124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562143943757183">
                <text:p>-0.562143943757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91227196924604">
                <text:p>-1.91227196924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78932945766474">
                <text:p>-2.789329457664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42705098312486">
                <text:p>-2.42705098312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27733787469525">
                <text:p>-1.27733787469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188371558587898">
                <text:p>0.1883715585878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62892004013158">
                <text:p>2.62892004013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